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Po deseti letech růstu za pomoci společnosti Sun Microsystems, která projekt také založila, byla na jeho základě založena nová nezávislá nadace s názvem The Document Foundation, aby na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standardy, dokument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Příloha B Otevřený software, standardy, dokument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standardy, dokumenty</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